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normal" officeooo:rsid="000e5dc5" officeooo:paragraph-rsid="000e5dc5" style:font-weight-asian="normal" style:font-weight-complex="normal"/>
    </style:style>
    <style:style style:name="P2" style:family="paragraph" style:parent-style-name="Standard" style:list-style-name="L1">
      <style:paragraph-properties fo:line-height="150%"/>
      <style:text-properties fo:font-weight="normal" officeooo:rsid="000e5dc5" officeooo:paragraph-rsid="000e5dc5" style:font-weight-asian="normal" style:font-weight-complex="normal"/>
    </style:style>
    <style:style style:name="P3" style:family="paragraph" style:parent-style-name="Standard" style:list-style-name="L2">
      <style:paragraph-properties fo:line-height="150%"/>
      <style:text-properties fo:font-weight="normal" officeooo:rsid="000e5dc5" officeooo:paragraph-rsid="000e5dc5" style:font-weight-asian="normal" style:font-weight-complex="normal"/>
    </style:style>
    <style:style style:name="P4" style:family="paragraph" style:parent-style-name="Standard" style:list-style-name="L2">
      <style:paragraph-properties fo:line-height="150%"/>
      <style:text-properties fo:font-weight="normal" officeooo:rsid="000f5af9" officeooo:paragraph-rsid="000f5af9" style:font-weight-asian="normal" style:font-weight-complex="normal"/>
    </style:style>
    <style:style style:name="P5" style:family="paragraph" style:parent-style-name="Standard" style:list-style-name="L3">
      <style:paragraph-properties fo:line-height="150%"/>
      <style:text-properties fo:font-weight="normal" officeooo:rsid="000f5af9" officeooo:paragraph-rsid="000f5af9" style:font-weight-asian="normal" style:font-weight-complex="normal"/>
    </style:style>
    <style:style style:name="P6" style:family="paragraph" style:parent-style-name="Standard">
      <style:paragraph-properties fo:line-height="150%"/>
      <style:text-properties fo:font-size="14pt" officeooo:rsid="000e5dc5" officeooo:paragraph-rsid="000e5dc5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fo:font-weight="bold" officeooo:rsid="000e5dc5" officeooo:paragraph-rsid="000e5dc5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officeooo:rsid="000e5dc5" officeooo:paragraph-rsid="000e5dc5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fo:font-weight="bold" officeooo:rsid="000e5dc5" officeooo:paragraph-rsid="000e5dc5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0e5dc5" officeooo:paragraph-rsid="000e5dc5" style:font-weight-asian="bold" style:font-weight-complex="bold"/>
    </style:style>
    <style:style style:name="P11" style:family="paragraph" style:parent-style-name="Standard" style:list-style-name="L2">
      <style:paragraph-properties fo:line-height="150%"/>
      <style:text-properties fo:font-weight="bold" officeooo:rsid="000f5af9" officeooo:paragraph-rsid="000f5af9" style:font-weight-asian="bold" style:font-weight-complex="bold"/>
    </style:style>
    <style:style style:name="P12" style:family="paragraph" style:parent-style-name="Standard">
      <style:paragraph-properties fo:line-height="150%"/>
      <style:text-properties fo:font-weight="bold" officeooo:rsid="000f5af9" officeooo:paragraph-rsid="000f5af9" style:font-weight-asian="bold" style:font-weight-complex="bold"/>
    </style:style>
    <style:style style:name="P13" style:family="paragraph" style:parent-style-name="Standard" style:list-style-name="L3">
      <style:paragraph-properties fo:line-height="150%"/>
      <style:text-properties fo:font-weight="bold" officeooo:rsid="000f5af9" officeooo:paragraph-rsid="000f5a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gem de Requisitos por Arquitetura do Software: <text:span text:style-name="T1">Adjustment</text:span></text:p>
      <text:p text:style-name="P1"/>
      <text:p text:style-name="P1">Autor: Ricardo Luiz da Silva Júnior</text:p>
      <text:p text:style-name="P1">Cargo: Analista e Desenvolvedor de Software</text:p>
      <text:p text:style-name="P1"/>
      <text:p text:style-name="P8"><text:span text:style-name="T2">Adjustment</text:span></text:p>
      <text:p text:style-name="P7">Descrição:</text:p>
      <text:p text:style-name="P1"><text:tab/>Realização de notificação e acompanhamento, através, de lista de checagem, acerca de manutenção e ajustes de componentes de veículos (Carros, motos). Levando em consideração o manual de cada modelo de automóvel cedido pelas construtoras.</text:p>
      <text:p text:style-name="P1"><text:tab/>A aplicação realiza um monitoramento, utilizando o GPS do dispositivo móvel (smartphone com Android ou IOS), o software realiza uma seria de cálculos de acordo com uma base de dados na internet para auxiliar o usuário do automóvel, a realizar ajustes por período (medido por meses) ou por quilometragem (medindo a quilometragem obtida pelos leitores de gps).</text:p>
      <text:p text:style-name="P1"/>
      <text:p text:style-name="P7">Tecnologias Necessárias</text:p>
      <text:list xml:id="list213681873" text:style-name="L1">
        <text:list-item>
          <text:p text:style-name="P9">Back-End WEB</text:p>
          <text:list>
            <text:list-item>
              <text:p text:style-name="P2">Laravel (servidor retaguarda)</text:p>
            </text:list-item>
            <text:list-item>
              <text:p text:style-name="P2">Caddy (Servidor web full https, agrega aplicação laravel)</text:p>
            </text:list-item>
            <text:list-item>
              <text:p text:style-name="P2">Banco de dados Postgres</text:p>
            </text:list-item>
          </text:list>
        </text:list-item>
        <text:list-item>
          <text:p text:style-name="P9">Mobile</text:p>
          <text:list>
            <text:list-item>
              <text:p text:style-name="P2">React ou Ionic</text:p>
            </text:list-item>
          </text:list>
        </text:list-item>
        <text:list-item>
          <text:p text:style-name="P9">Front-end WEB</text:p>
          <text:list>
            <text:list-item>
              <text:p text:style-name="P2">Angular</text:p>
            </text:list-item>
            <text:list-item>
              <text:p text:style-name="P2">Material Google ou bootstrap</text:p>
            </text:list-item>
          </text:list>
        </text:list-item>
      </text:list>
      <text:p text:style-name="P1"/>
      <text:p text:style-name="P7">Requisitos Funcionais e Não-funcionais</text:p>
      <text:p text:style-name="P1"/>
      <text:p text:style-name="P10">Web</text:p>
      <text:list xml:id="list3714728655" text:style-name="L2">
        <text:list-item>
          <text:p text:style-name="P11">Funcionais</text:p>
          <text:list>
            <text:list-item>
              <text:p text:style-name="P3">Construção de tabela de ajustes e manutenção por veículos (modelo, tipo, marca, fabricante);</text:p>
            </text:list-item>
            <text:list-item>
              <text:p text:style-name="P3"><text:soft-page-break/>Histórico de Rodagem (armazenamento do trafego registrado pelo GPS);</text:p>
            </text:list-item>
            <text:list-item>
              <text:p text:style-name="P3">Inserção ou alteração manual da quilometragem do veiculo escolhido (o sistema pode n captar a rodagem, ou o veiculo já ter rodado durante um tempo antes de usar o aplicativo);</text:p>
            </text:list-item>
            <text:list-item>
              <text:p text:style-name="P3">Notificações de Manutenção/Ajuste de componentes do veiculo;</text:p>
            </text:list-item>
            <text:list-item>
              <text:p text:style-name="P3">Lista e acompanhamento da checagem dos componentes do automóvel;</text:p>
            </text:list-item>
            <text:list-item>
              <text:p text:style-name="P4">Descrição da peça a ser verificada;</text:p>
            </text:list-item>
            <text:list-item>
              <text:p text:style-name="P4">Usuário deve estar devidamente registrado;</text:p>
            </text:list-item>
            <text:list-item>
              <text:p text:style-name="P4">Usuário pode ter associado mais de um veiculo;</text:p>
            </text:list-item>
          </text:list>
        </text:list-item>
        <text:list-item>
          <text:p text:style-name="P11">Não-funcionais</text:p>
          <text:list>
            <text:list-item>
              <text:p text:style-name="P4">Interface assíncrona no navegador web (usando interfaces ricas);</text:p>
            </text:list-item>
            <text:list-item>
              <text:p text:style-name="P4">Interface minimalista para o usuário;</text:p>
            </text:list-item>
            <text:list-item>
              <text:p text:style-name="P4">Usuário deve estar reconhecido pelo sistema;</text:p>
            </text:list-item>
          </text:list>
        </text:list-item>
      </text:list>
      <text:p text:style-name="P12">Mobile</text:p>
      <text:list xml:id="list141823668" text:style-name="L3">
        <text:list-item>
          <text:p text:style-name="P13">Funcionais</text:p>
          <text:list>
            <text:list-item>
              <text:p text:style-name="P5">Conectividade com API;</text:p>
            </text:list-item>
            <text:list-item>
              <text:p text:style-name="P5">Reconhecimento de veiculo em andamento (verificar algoritmo para isso);</text:p>
            </text:list-item>
            <text:list-item>
              <text:p text:style-name="P5">Rastreio de quilometragem rodada durante um tempo, no próprio dispositivo mobile, antes de mandar para a retaguarda (utilizar sistema de arquivos para armazenar os cálculos e realizar verificação antes de enviar);</text:p>
            </text:list-item>
            <text:list-item>
              <text:p text:style-name="P5">Monitoramento por GPS;</text:p>
            </text:list-item>
            <text:list-item>
              <text:p text:style-name="P5">Execução do aplicativo em Background;</text:p>
            </text:list-item>
            <text:list-item>
              <text:p text:style-name="P5">Notificações dentro do aplicativo e como pop-ups do Sistema operacional mobile;</text:p>
            </text:list-item>
            <text:list-item>
              <text:p text:style-name="P5">Lista de checagem de ajuste/manutenção;</text:p>
            </text:list-item>
            <text:list-item>
              <text:p text:style-name="P5">Descrição do ajuste/manutenção</text:p>
            </text:list-item>
            <text:list-item>
              <text:p text:style-name="P5">Escolha do veiculo em questão;</text:p>
            </text:list-item>
          </text:list>
        </text:list-item>
        <text:list-item>
          <text:p text:style-name="P13">Não-funcionais</text:p>
          <text:list>
            <text:list-item>
              <text:p text:style-name="P5">Interface minimalista;</text:p>
            </text:list-item>
            <text:list-item>
              <text:p text:style-name="P5">Não funciona sem acesso a internet;</text:p>
            </text:list-item>
            <text:list-item>
              <text:p text:style-name="P5">Usuário deve estar reconhecido na plataforma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8:35:19.041318915</meta:creation-date>
    <dc:date>2019-04-04T19:00:42.283383964</dc:date>
    <meta:editing-duration>PT32S</meta:editing-duration>
    <meta:editing-cycles>1</meta:editing-cycles>
    <meta:document-statistic meta:table-count="0" meta:image-count="0" meta:object-count="0" meta:page-count="2" meta:paragraph-count="47" meta:word-count="384" meta:character-count="2499" meta:non-whitespace-character-count="2196"/>
    <meta:generator>LibreOffice/6.0.7.3$Linux_X86_64 LibreOffice_project/00m0$Build-3</meta:generator>
  </office:meta>
</office:document-meta>
</file>